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בן פדידה</text:p>
      <text:p text:style-name="Text_20_body">אתר: <text:a xlink:type="simple" xlink:href="https://fedidat.com" office:name=""><text:span text:style-name="Definition">https://fedidat.com</text:span></text:a><text:line-break/>דוא"ל: <text:a xlink:type="simple" xlink:href="mailto:ben@fedidat.com" office:name=""><text:span text:style-name="Definition">ben@fedidat.com</text:span></text:a></text:p>
      <text:h text:style-name="Heading_20_2" text:outline-level="2">השכלה</text:h>
      <text:p text:style-name="First_20_paragraph">2009-2013: <text:span text:style-name="T1">תואר ראשון בהנדסת מערכות תקשורת</text:span>; המרכז האקדמי לב (מכון לב), ירושלים, <text:span text:style-name="T2">בהצטיינות, ממוצע 92.4</text:span></text:p>
      <text:p text:style-name="Text_20_body">2007-2010: <text:span text:style-name="T1">בגרות מדעית</text:span>; בית ספר לוסיין דה הירש (פריז), <text:span text:style-name="T2">התמחות: מתמטיקה</text:span></text:p>
      <text:h text:style-name="Heading_20_2" text:outline-level="2">ניסיון תעסוקתי</text:h>
      <text:p text:style-name="First_20_paragraph">יוני 2015 - היום: <text:span text:style-name="T1">שירות צבאי בחיל האוויר, יחידת אופק</text:span></text:p>
      <text:list text:style-name="L1">
        <text:list-item>
          <text:p text:style-name="P1">מתכנת Java (כולל קורס קצינים)</text:p>
        </text:list-item>
      </text:list>
      <text:p text:style-name="First_20_paragraph">אפריל 2014 - יוני 2015: <text:span text:style-name="T1">שירות צבאי בחיל התקשוב - לוט"ם</text:span></text:p>
      <text:list text:style-name="L2">
        <text:list-item>
          <text:p text:style-name="P2">ענף המהנדס הראשי וה-CTO: חוקר ומתכנת מדגימים טכנולוגים</text:p>
        </text:list-item>
        <text:list-item>
          <text:p text:style-name="P2">יחידת מצפ"ן: מפתח דוחות סטטיסטים ב-SAP ERP בסביבת BI</text:p>
        </text:list-item>
      </text:list>
      <text:p text:style-name="First_20_paragraph">2012 - 2013: <text:span text:style-name="T1">מרכז האקדמי לב - מכון לב: מרצה תגבורים</text:span></text:p>
      <text:list text:style-name="L3">
        <text:list-item>
          <text:p text:style-name="P3">אלגברה ליניארית, C++, WAN ומערכות קבצים</text:p>
        </text:list-item>
      </text:list>
      <text:h text:style-name="Heading_20_2" text:outline-level="2">הצטיינויות</text:h>
      <text:list text:style-name="L4">
        <text:list-item>
          <text:p text:style-name="P4"><text:span text:style-name="T1">מלגות הצטיינות</text:span> של שנות לימודים <text:span text:style-name="T1">תשע</text:span>“<text:span text:style-name="T1">ב ותשע</text:span>”<text:span text:style-name="T1">ג</text:span> של המרכז האקדמי לב (מכון לב)</text:p>
        </text:list-item>
        <text:list-item>
          <text:p text:style-name="P4"><text:span text:style-name="T1">ציון בחינה פסיכומטרית</text:span>: <text:span text:style-name="T1">724</text:span> לפי שקלול סטנדרטי, <text:span text:style-name="T1">741</text:span> לפי שיקלול כמותי</text:p>
        </text:list-item>
      </text:list>
      <text:h text:style-name="Heading_20_2" text:outline-level="2">ידע טכנולוגי</text:h>
      <text:p text:style-name="First_20_paragraph"><text:span text:style-name="T1">שפה עיקרית</text:span>: Java 7/8 (Spring, Tomcat, JPA).</text:p>
      <text:p text:style-name="Text_20_body"><text:span text:style-name="T1">שפות נוספות</text:span>: ASP.NET, Bash, C, C#.NET, C++, HTML/CSS, Javascript/Node/Typescript, PHP, Python, PL/SQL.</text:p>
      <text:p text:style-name="Text_20_body"><text:span text:style-name="T1">ידע באפליקציות</text:span>: Arduino IDE, Eclipse, Git, IntelliJ IDEA, MATLAB, Ivy+Ant, Maven, Gradle, PL/SQL Developer, Adobe Photoshop, Visual Studio, Wireshark, Microsoft Office (Excel, Outlook, Powerpoint, Word, Visio, w/ VBA Macros), Docker, RedHat Openshift, Atlassian (JIRA, Bamboo, Bitbucket), JUnit, Jenkins CI.</text:p>
      <text:p text:style-name="Text_20_body"><text:span text:style-name="T1">ידע נוסף</text:span>: ידע בשיטות ומינוח הנדסה, בפיתוח web (שרת ולקוח), אלקטרוניקה וחשמל, סטטיסטיקה, מערכות משובצות,ניהול ואבטחת רשתות, רשתות WAN/MAN/LAN, מחסנית פרוטוקולים TCP-IP, רשתות ניידות, נסיון במערכות הפעלה Windows ו GNU/Linux, CI/CD, סקריפטים ואוטומציה.</text:p>
      <text:h text:style-name="Heading_20_2" text:outline-level="2">שפות</text:h>
      <text:p text:style-name="First_20_paragraph">עברית: שליטה מלאה</text:p>
      <text:p text:style-name="Text_20_body">אנגלית: שליטה מלאה</text:p>
      <text:p text:style-name="Text_20_body">צרפתית: שפת אם</text:p>
      <text:h text:style-name="Heading_20_2" text:outline-level="2">ניהול פרויקטים (במסגרת הלימודים)</text:h>
      <text:list text:style-name="L5">
        <text:list-item>
          <text:p text:style-name="P5"><text:span text:style-name="T1">פרוייקט גמר</text:span>: שיטת הצפנה חדשנית בשכבה הפיזית, מבוססת על ה-One-time pad, מממשת הסתרת האות, כולל פיתוח אב טיפוס על לוחות Arduino Due. הרעיון זכה לפטנט, נמכר וייצא לשימוש בפועל. ציון: <text:span text:style-name="T1">99/100</text:span>.</text:p>
        </text:list-item>
        <text:list-item>
          <text:p text:style-name="P5">פרויקט בהנדסת מערכות חלונות (C#.NET, WCF, WPF, ASP.NET). ציון: 100.</text:p>
        </text:list-item>
        <text:list-item>
          <text:p text:style-name="P5">פרויקט בארגון וניהול קבצים (strictly layered architecture, Managed C++, Windows Forms). ציון: 100.</text:p>
        </text:list-item>
        <text:list-item>
          <text:p text:style-name="P5">פרויקט בJava (MVC, JPA, Swing, Webservices, C# client, JSP). ציון: 100.</text:p>
        </text:list-item>
        <text:list-item>
          <text:p text:style-name="P5">פרויקט בבסיסי נתונים (ERD/DSD, Oracle DB, PL/SQL, ASP.NET). ציון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avid" svg:font-family="David" style:font-adornments="Regular" style:font-pitch="variable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end" style:justify-single-word="false" style:writing-mode="rl-tb"/>
      <style:text-properties style:font-name="Sawasdee" fo:font-family="Sawasdee" style:font-style-name="Regular" style:font-pitch="variable" fo:font-size="10pt" style:font-name-complex="David" style:font-family-complex="David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end" style:justify-single-word="false" style:shadow="none" style:writing-mode="pag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בן פדידה</dc:title>
  </office:meta>
</office:document-meta>
</file>